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c33c"/>
    </style:style>
    <style:style style:name="P2" style:family="paragraph" style:parent-style-name="Standard">
      <style:text-properties officeooo:paragraph-rsid="001df167"/>
    </style:style>
    <style:style style:name="P3" style:family="paragraph" style:parent-style-name="Standard">
      <style:text-properties officeooo:rsid="0019c33c" officeooo:paragraph-rsid="0019c33c"/>
    </style:style>
    <style:style style:name="P4" style:family="paragraph" style:parent-style-name="Standard">
      <style:text-properties officeooo:rsid="001df167" officeooo:paragraph-rsid="001df167"/>
    </style:style>
    <style:style style:name="P5" style:family="paragraph" style:parent-style-name="Standard">
      <style:text-properties officeooo:rsid="001c9d5e" officeooo:paragraph-rsid="001c9d5e"/>
    </style:style>
    <style:style style:name="P6" style:family="paragraph" style:parent-style-name="Standard">
      <style:text-properties officeooo:rsid="001c9d5e" officeooo:paragraph-rsid="001df167"/>
    </style:style>
    <style:style style:name="P7" style:family="paragraph" style:parent-style-name="Standard">
      <style:text-properties officeooo:rsid="001c9d5e" officeooo:paragraph-rsid="001fcd7b"/>
    </style:style>
    <style:style style:name="P8" style:family="paragraph" style:parent-style-name="Table_20_Contents">
      <style:text-properties officeooo:rsid="001df167" officeooo:paragraph-rsid="001df167"/>
    </style:style>
    <style:style style:name="P9" style:family="paragraph" style:parent-style-name="Table_20_Contents">
      <style:text-properties officeooo:rsid="001f91ae" officeooo:paragraph-rsid="001f91ae"/>
    </style:style>
    <style:style style:name="T1" style:family="text">
      <style:text-properties officeooo:rsid="0019c33c"/>
    </style:style>
    <style:style style:name="T2" style:family="text">
      <style:text-properties officeooo:rsid="001b69bd"/>
    </style:style>
    <style:style style:name="T3" style:family="text">
      <style:text-properties officeooo:rsid="001df167"/>
    </style:style>
    <style:style style:name="T4" style:family="text">
      <style:text-properties officeooo:rsid="001fcd7b"/>
    </style:style>
    <style:style style:name="T5" style:family="text">
      <style:text-properties fo:font-weight="bold" officeooo:rsid="001fcd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ходные переменные Расстояние (ВХОД1) и Угол (ВХОД2).</text:p>
      <text:p text:style-name="P3"/>
      <text:p text:style-name="P1"><text:span text:style-name="T1">ВХОД1 = {</text:span><text:span text:style-name="T3">очень </text:span><text:span text:style-name="T1">далекое, ноль, близкое, среднее, далекое}</text:span></text:p>
      <text:p text:style-name="P3">ВХОД2 = {отр_большой, отр_малый, ноль, пол_малый, пол_большой}</text:p>
      <text:p text:style-name="P3"/>
      <text:p text:style-name="P3">ВХОДФ1 = {трапеция, треугольник, треугольник, треугольник, трапеция}</text:p>
      <text:p text:style-name="P3">ВХОДФ2 = {трапеция, треугольник, треугольник, треугольник, трапеция}</text:p>
      <text:p text:style-name="P3"/>
      <text:p text:style-name="P3">ВХОДЧ1 = { [-10, -10, -5, 0] [-5 0 5] [0 5 10] [5 10 22] [10 22 30 30] }</text:p>
      <text:p text:style-name="P3">ВХОДЧ2 = { [-90, -90, -50.625, -5.625] [-50.625 -5.625 0] [-5.625 0 5.625] [0 5.625 50.625] [5.625 50.625 90 90] }</text:p>
      <text:p text:style-name="P3"/>
      <text:p text:style-name="P3">ВХОДЧНБ1 = { [0 0 0.125 0.25] [0.125 0.25 0.375] [0.25 0.375 0.5] [0.375 0.5 0.8] [0.5 0.8 1 1] }</text:p>
      <text:p text:style-name="P1"><text:span text:style-name="T1">ВХОДЧНБ2 = { [</text:span><text:span text:style-name="T2">0 0 0.21875 0.46875</text:span><text:span text:style-name="T1">] </text:span><text:span text:style-name="T2">[0.21875 0.46875 0.5] [0.46875 0.5 0.53125] [0.5 0.53125 0.78125] [0.53125 0.78125 1 1] </text:span><text:span text:style-name="T1">}</text:span></text:p>
      <text:p text:style-name="P3"/>
      <text:p text:style-name="P4">ВХОДЦ1 = {0.0625, 0.25, 0.375, 0.5, 0.9}</text:p>
      <text:p text:style-name="P2"><text:span text:style-name="T3">ВХОДЦ2 = {0.109375, </text:span><text:span text:style-name="T2">0.46875, 0.</text:span><text:span text:style-name="T3">5, </text:span><text:span text:style-name="T2">0.53125, </text:span><text:span text:style-name="T3">0.890625}</text:span></text:p>
      <text:p text:style-name="P3"/>
      <text:p text:style-name="P5">Выходная переменная Мощность мотора (ВЫХОД):</text:p>
      <text:p text:style-name="P5"/>
      <text:p text:style-name="P5">ВЫХОД = {отр_высокая, отр_средняя, ноль, пол_средняя, пол_высокая}</text:p>
      <text:p text:style-name="P5">ВЫХОДФ = {синглтон, синглтон, синглтон, синглтон, синглтон}</text:p>
      <text:p text:style-name="P5"/>
      <text:p text:style-name="P5">ВЫХОДЧ = {-27.5, -12.5, 0, 12.5, 27.5}</text:p>
      <text:p text:style-name="P5">ВЫХОДЧНБ = {0, 0.27, 0.5, 0.72, 1}</text:p>
      <text:p text:style-name="P5"/>
      <text:p text:style-name="P6">Считаем отклонение дельта, модуль от разности Т нормы и центра ядра выходной ЛП:</text:p>
      <text:p text:style-name="P7"><text:span text:style-name="T4">таблица в файле «</text:span><text:span text:style-name="T5">расчет крана.pdf</text:span><text:span text:style-name="T4">» (или xls если откроется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k </meta:initial-creator>
    <meta:creation-date>2011-04-08T01:08:16</meta:creation-date>
    <dc:date>2011-04-08T03:09:41</dc:date>
    <dc:creator>dik </dc:creator>
    <meta:editing-duration>PT01H44M26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189" meta:character-count="1186"/>
  </office:meta>
</office:document-meta>
</file>